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2061" officeooo:paragraph-rsid="001057a2"/>
    </style:style>
    <style:style style:name="T1" style:family="text">
      <style:text-properties officeooo:rsid="000e04e2"/>
    </style:style>
    <style:style style:name="T2" style:family="text">
      <style:text-properties officeooo:rsid="000cffde"/>
    </style:style>
    <style:style style:name="T3" style:family="text">
      <style:text-properties officeooo:rsid="001057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n A3 <text:span text:style-name="T3">portait </text:span>page <text:span text:style-name="T3">which may be rotated for testing</text:span>.</text:p>
      <text:p text:style-name="P1">Dimensions are <text:span text:style-name="T3">297 mm high by </text:span>420 mm wide</text:p>
      <text:p text:style-name="P1">(297 * 72 points/inch * 1 inch / 25.4 mm) = 841.88976 points = 842 points <text:span text:style-name="T1">but will round down to 841</text:span></text:p>
      <text:p text:style-name="P1">(420 * 72 points/inch * 1 inch / 25.4 mm) = 1190.551 points = 1191 points <text:span text:style-name="T1">but will round down to 1190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0:16:45.168798080</meta:creation-date>
    <dc:date>2019-06-18T00:18:23.948232903</dc:date>
    <meta:editing-duration>PT1M39S</meta:editing-duration>
    <meta:editing-cycles>1</meta:editing-cycles>
    <meta:document-statistic meta:table-count="0" meta:image-count="0" meta:object-count="0" meta:page-count="1" meta:paragraph-count="4" meta:word-count="65" meta:character-count="302" meta:non-whitespace-character-count="241"/>
    <meta:generator>LibreOffice/6.2.4.2$Linux_X86_64 LibreOffice_project/2412653d852ce75f65fbfa83fb7e7b669a126d64</meta:generator>
  </office:meta>
</office:document-meta>
</file>